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ducts</text:p>
      <text:list xml:id="list890544656395786245" text:style-name="L1">
        <text:list-item>
          <text:p text:style-name="P1">Products for car enthusiasts from trucks, SUV, and cars. Even though some to most of the descriptions for the products are made up. I want to make this website to be mind, if I owned the shop and store. I like hybrid and overland bumpers for the SUV and trucks. Hybrid bumpers are like pre runner bumpers, where they give little protection to the front end of the vehicle like the sides. I think they look cool, exposing the tires and some of the suspension. Overland bumpers are fully protected bumpers. Hybrid and overland bumpers give more an aggressive look to the vehicle. I would like to fabricated hybrid bumpers for cars to give them a more aggressive look and better protection.</text:p>
        </text:list-item>
        <text:list-item>
          <text:p text:style-name="P1">Other products that gear heads would like are audio and video. I have comprise a selection of aftermarket audio that a normal consumer would not get at Car Toys or Best Buy. These car audio are seen more on competitive car audio, where they say that it is a dirty sound. I feel that they are just lower costing product that produce similar or better sound of their bigger and more popular brothe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trick Yee</meta:initial-creator>
    <meta:creation-date>2021-12-01T08:24:24.17</meta:creation-date>
    <meta:document-statistic meta:table-count="0" meta:image-count="0" meta:object-count="0" meta:page-count="1" meta:paragraph-count="3" meta:word-count="198" meta:character-count="1095"/>
    <dc:date>2021-12-01T19:43:19.67</dc:date>
    <dc:creator>Patrick Yee</dc:creator>
    <meta:editing-duration>PT1M34S</meta:editing-duration>
    <meta:editing-cycles>1</meta:editing-cycles>
    <meta:generator>OpenOffice/4.1.7$Win32 OpenOffice.org_project/417m1$Build-9800</meta:generator>
  </office:meta>
</office:document-meta>
</file>